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FactoryBase.addCatalog( String name , Catalog cata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FactoryBase.setCatalog( Catalo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FactoryBase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FactoryBase.getCata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